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9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10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3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4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5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op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p text:style-name="P5">Items are iterated over themsel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7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0" draw:layer="layout" svg:width="14.354cm" svg:height="7.835cm" svg:x="6.823cm" svg:y="6.583cm">
          <draw:text-box>
            <text:p text:style-name="P8"><text:span text:style-name="T2">pos </text:span><text:span text:style-name="T3">=</text:span><text:span text:style-name="T2"> </text:span><text:span text:style-name="T3">0</text:span></text:p>
            <text:p text:style-name="P8"><text:span text:style-name="T2">velo </text:span><text:span text:style-name="T3">=</text:span><text:span text:style-name="T2"> </text:span><text:span text:style-name="T3">1</text:span></text:p>
            <text:p text:style-name="P8"/>
            <text:p text:style-name="P9"><text:span text:style-name="T2"># We can repeat statements with for loops</text:span></text:p>
            <text:p text:style-name="P9"><text:span text:style-name="T2"># range(10) represents a sequence of numbers start at 0 and ending at 9</text:span></text:p>
            <text:p text:style-name="P9"><text:span text:style-name="T2"># Python assigns the value into i as it moves through the sequence</text:span></text:p>
            <text:p text:style-name="P8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8"><text:span text:style-name="T2"><text:s text:c="4"/></text:span><text:span text:style-name="T4">print</text:span><text:span text:style-name="T2">(pos, i)</text:span></text:p>
            <text:p text:style-name="P8"><text:span text:style-name="T2"><text:s text:c="4"/></text:span><text:span text:style-name="T2">pos </text:span><text:span text:style-name="T3">+=</text:span><text:span text:style-name="T2"> velo</text:span></text:p>
            <text:p text:style-name="P9"><text:span text:style-name="T2"># There is also an effect of increased readability</text:span></text:p>
            <text:p text:style-name="P8"/>
            <text:p text:style-name="P9"><text:span text:style-name="T2"># This is the final value of pos</text:span></text:p>
            <text:p text:style-name="P8"><text:span text:style-name="T4">print</text:span><text:span text:style-name="T2">(pos, i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d another var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9" draw:text-style-name="P12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0" draw:text-style-name="P12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1" draw:text-style-name="P15" draw:layer="layout" svg:width="19.279cm" svg:height="14.514cm" svg:x="4.361cm" svg:y="3.243cm">
          <draw:text-box>
            <text:p text:style-name="P13"><text:span text:style-name="T2"># Lets attempt to draw two points and have them move also</text:span></text:p>
            <text:p text:style-name="P14"><text:span text:style-name="T2"/></text:p>
            <text:p text:style-name="P14"><text:span text:style-name="T2">pos_1 </text:span><text:span text:style-name="T3">=</text:span><text:span text:style-name="T2"> </text:span><text:span text:style-name="T3">0</text:span></text:p>
            <text:p text:style-name="P14"><text:span text:style-name="T2">velo_1 </text:span><text:span text:style-name="T3">=</text:span><text:span text:style-name="T2"> </text:span><text:span text:style-name="T3">1</text:span></text:p>
            <text:p text:style-name="P14"><text:span text:style-name="T2"/></text:p>
            <text:p text:style-name="P14"><text:span text:style-name="T2">pos_2 </text:span><text:span text:style-name="T3">=</text:span><text:span text:style-name="T2"> </text:span><text:span text:style-name="T3">9</text:span></text:p>
            <text:p text:style-name="P14"><text:span text:style-name="T2">velo_2 </text:span><text:span text:style-name="T3">=</text:span><text:span text:style-name="T2"> </text:span><text:span text:style-name="T3">-1</text:span></text:p>
            <text:p text:style-name="P14"><text:span text:style-name="T2"/></text:p>
            <text:p text:style-name="P14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4"><text:span text:style-name="T2"/></text:p>
            <text:p text:style-name="P13"><text:span text:style-name="T2"># The code is beginning to be clustered and hard to read</text:span></text:p>
            <text:p text:style-name="P14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4"><text:span text:style-name="T2"/></text:p>
            <text:p text:style-name="P14"><text:span text:style-name="T2"><text:s text:c="4"/></text:span><text:span text:style-name="T2">pos_1 </text:span><text:span text:style-name="T3">+=</text:span><text:span text:style-name="T2"> velo_1</text:span></text:p>
            <text:p text:style-name="P14"><text:span text:style-name="T2"><text:s text:c="4"/></text:span><text:span text:style-name="T2">pos_2 </text:span><text:span text:style-name="T3">+=</text:span><text:span text:style-name="T2"> velo_2</text:span></text:p>
            <text:p text:style-name="P14"><text:span text:style-name="T2"/></text:p>
            <text:p text:style-name="P13"><text:span text:style-name="T2"># Note that if we used the pos now to index the line, we </text:span><text:span text:style-name="T2">would get errors or wrong behavior</text:span></text:p>
            <text:p text:style-name="P14"><text:span text:style-name="T4">print</text:span><text:span text:style-name="T2">(pos_1, pos_2)</text:span></text:p>
            <text:p text:style-name="P14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/></text:p>
            <text:p text:style-name="P13"><text:span text:style-name="T2"># This is going to become extremely problematic if we try to </text:span><text:span text:style-name="T2">go beyond this</text:span></text:p>
            <text:p text:style-name="P13"><text:span text:style-name="T2"># If we wanted to add more points or dimensions, the code </text:span><text:span text:style-name="T2">will quickly degrade`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1:29:34.306999498</dc:date>
    <meta:editing-duration>PT1H9M47S</meta:editing-duration>
    <meta:editing-cycles>21</meta:editing-cycles>
    <meta:generator>LibreOffice/5.2.2.2.0$Linux_X86_64 LibreOffice_project/20m0$Build-2</meta:generator>
    <meta:document-statistic meta:object-count="98"/>
  </office:meta>
</office:document-meta>
</file>

<file path=Object 2/content.xml><?xml version="1.0" encoding="utf-8"?>
<math xmlns="http://www.w3.org/1998/Math/MathML" display="block"/>
</file>